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b1c5" officeooo:paragraph-rsid="0006b1c5"/>
    </style:style>
    <style:style style:name="T1" style:family="text">
      <style:text-properties officeooo:rsid="0008a0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ing derived element as Weighted Average :</text:p>
      <text:p text:style-name="P1">1.Dump all the data from excel sheet with all Element Id</text:p>
      <text:p text:style-name="P1">2.create new DWHID for derived element and insert it into DWHMainQuery table</text:p>
      <text:p text:style-name="P1">3. Run logic for required manipulation on stored data in the table</text:p>
      <text:p text:style-name="P1">4.Store respective values for derived element with calculated values</text:p>
      <text:p text:style-name="P1"/>
      <text:p text:style-name="P1">For e.g :</text:p>
      <text:p text:style-name="P1">1.Derived Element : Revenue Weighted Average</text:p>
      <text:p text:style-name="P1">Craete new element with DWHID in DWHMainQuery table</text:p>
      <text:p text:style-name="P1">2.In values table,store manipulated data with respective DWHID and PeriodID</text:p>
      <text:p text:style-name="P1">for ex.</text:p>
      <text:p text:style-name="P1">DWHID for Revenue Weighted Average: 21</text:p>
      <text:p text:style-name="P1">In values table:</text:p>
      <text:p text:style-name="P1">PeriodID : 20100101(2010 Q1)</text:p>
      <text:p text:style-name="P1">DWHID : 21</text:p>
      <text:p text:style-name="P1">ReportDate: for now Today’s ID</text:p>
      <text:p text:style-name="P1">(for q1,suppose manipulation depend on avg then all q1 values/no of values)</text:p>
      <text:p text:style-name="P1">Values : calculated Revenue Weighted Average</text:p>
      <text:p text:style-name="P1"/>
      <text:p text:style-name="P1">PeriodID : 20100102(2010 Q2)</text:p>
      <text:p text:style-name="P1">DWHID : 21</text:p>
      <text:p text:style-name="P1">ReportDate: for now Today’s ID</text:p>
      <text:p text:style-name="P1">(for q<text:span text:style-name="T1">2 </text:span>suppose manipulation depend on avg then all <text:span text:style-name="T1">(</text:span>q1 values <text:span text:style-name="T1">+ q2 values)</text:span>/no of values)</text:p>
      <text:p text:style-name="P1">Values : calculated Revenue Weighted Averag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1:51:41.231613933</meta:creation-date>
    <dc:date>2019-11-05T12:03:27.497266136</dc:date>
    <meta:editing-duration>PT1M5S</meta:editing-duration>
    <meta:editing-cycles>1</meta:editing-cycles>
    <meta:document-statistic meta:table-count="0" meta:image-count="0" meta:object-count="0" meta:page-count="1" meta:paragraph-count="22" meta:word-count="153" meta:character-count="940" meta:non-whitespace-character-count="809"/>
    <meta:generator>LibreOffice/6.0.7.3$Linux_X86_64 LibreOffice_project/00m0$Build-3</meta:generator>
  </office:meta>
</office:document-meta>
</file>